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200.99mm" svg:height="110.76mm" svg:x="294.88mm" svg:y="5.32mm">
            <loext:p draw:notify-on-update-of-ranges="Hoja1.A2:Hoja1.A11 Hoja1.B1:Hoja1.B1 Hoja1.B2:Hoja1.B11 Hoja1.C1:Hoja1.C1 Hoja1.B2:Hoja1.B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121.98mm" svg:y="5.33mm">
            <loext:p draw:notify-on-update-of-ranges="Hoja1.A2:Hoja1.A9 Hoja1.B1:Hoja1.B1 Hoja1.B2:Hoja1.B9 Hoja1.C1:Hoja1.C1 Hoja1.C2:Hoja1.C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7mm" svg:height="90.04mm" svg:x="118.95mm" svg:y="103.85mm">
            <loext:p draw:notify-on-update-of-ranges="Hoja1.A18:Hoja1.A24 Hoja1.B17:Hoja1.B17 Hoja1.B18:Hoja1.B24 Hoja1.C17:Hoja1.C17 Hoja1.C18:Hoja1.C2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Hebra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++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727" calcext:value-type="float">
            <text:p>2,727</text:p>
          </table:table-cell>
          <table:table-cell office:value-type="float" office:value="3.539" calcext:value-type="float">
            <text:p>3,53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89" calcext:value-type="float">
            <text:p>1,389</text:p>
          </table:table-cell>
          <table:table-cell office:value-type="float" office:value="1.778" calcext:value-type="float">
            <text:p>1,77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39" calcext:value-type="float">
            <text:p>0,939</text:p>
          </table:table-cell>
          <table:table-cell office:value-type="float" office:value="1.188" calcext:value-type="float">
            <text:p>1,18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79" calcext:value-type="float">
            <text:p>0,479</text:p>
          </table:table-cell>
          <table:table-cell office:value-type="float" office:value="0.909" calcext:value-type="float">
            <text:p>0,90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87" calcext:value-type="float">
            <text:p>0,487</text:p>
          </table:table-cell>
          <table:table-cell office:value-type="float" office:value="0.922" calcext:value-type="float">
            <text:p>0,92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15" calcext:value-type="float">
            <text:p>0,615</text:p>
          </table:table-cell>
          <table:table-cell office:value-type="float" office:value="0.909" calcext:value-type="float">
            <text:p>0,90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4" calcext:value-type="float">
            <text:p>0,64</text:p>
          </table:table-cell>
          <table:table-cell office:value-type="float" office:value="0.903" calcext:value-type="float">
            <text:p>0,90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8" calcext:value-type="float">
            <text:p>0,558</text:p>
          </table:table-cell>
          <table:table-cell office:value-type="float" office:value="0.9" calcext:value-type="float">
            <text:p>0,9</text:p>
          </table:table-cell>
          <table:table-cell table:number-columns-repeated="4"/>
        </table:table-row>
        <table:table-row table:style-name="ro1" table:number-rows-repeated="7">
          <table:table-cell table:number-columns-repeated="7"/>
        </table:table-row>
        <table:table-row table:style-name="ro1">
          <table:table-cell office:value-type="string" calcext:value-type="string">
            <text:p>Hebra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++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63" calcext:value-type="float">
            <text:p>1,963</text:p>
          </table:table-cell>
          <table:table-cell office:value-type="float" office:value="1.99" calcext:value-type="float">
            <text:p>1,9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904" calcext:value-type="float">
            <text:p>2,904</text:p>
          </table:table-cell>
          <table:table-cell office:value-type="float" office:value="2.978" calcext:value-type="float">
            <text:p>2,97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693" calcext:value-type="float">
            <text:p>5,693</text:p>
          </table:table-cell>
          <table:table-cell office:value-type="float" office:value="3.893" calcext:value-type="float">
            <text:p>3,89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599" calcext:value-type="float">
            <text:p>5,599</text:p>
          </table:table-cell>
          <table:table-cell office:value-type="float" office:value="3.838" calcext:value-type="float">
            <text:p>3,83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434" calcext:value-type="float">
            <text:p>4,434</text:p>
          </table:table-cell>
          <table:table-cell office:value-type="float" office:value="3.893" calcext:value-type="float">
            <text:p>3,893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26" calcext:value-type="float">
            <text:p>4,26</text:p>
          </table:table-cell>
          <table:table-cell office:value-type="float" office:value="3.919" calcext:value-type="float">
            <text:p>3,91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887" calcext:value-type="float">
            <text:p>4,887</text:p>
          </table:table-cell>
          <table:table-cell office:value-type="float" office:value="3.932" calcext:value-type="float">
            <text:p>3,93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0">00/00/0000</text:date>, <text:time style:data-style-name="N2" text:time-value="18:11:46.68587339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3:50:01.157491876</meta:creation-date>
    <dc:date>2019-01-20T18:23:36.940119620</dc:date>
    <meta:editing-duration>PT1H10M49S</meta:editing-duration>
    <meta:editing-cycles>13</meta:editing-cycles>
    <meta:generator>LibreOffice/5.2.7.2$Linux_X86_64 LibreOffice_project/20m0$Build-2</meta:generator>
    <meta:document-statistic meta:table-count="1" meta:cell-count="5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1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1cm" svg:height="11.077cm" xlink:href=".." xlink:type="simple" chart:class="chart:bar" chart:style-name="ch1">
        <chart:title svg:x="7.268cm" svg:y="0.357cm" chart:style-name="ch2">
          <text:p>matVectorConcurrente.java</text:p>
        </chart:title>
        <chart:legend chart:legend-position="end" svg:x="18.015cm" svg:y="4.99cm" style:legend-expansion="high" chart:style-name="ch3"/>
        <chart:plot-area chart:style-name="ch4" table:cell-range-address="Hoja1.A2:Hoja1.B11 Hoja1.A1:Hoja1.C1" chart:data-source-has-labels="both" svg:x="1.413cm" svg:y="1.357cm" svg:width="15.237cm" svg:height="8.518cm">
          <chartooo:coordinate-region svg:x="2.14cm" svg:y="1.556cm" svg:width="13.782cm" svg:height="7.672cm"/>
          <chart:axis chart:dimension="x" chart:name="primary-x" chart:style-name="ch5" chartooo:axis-type="text">
            <chart:title svg:x="8.206cm" svg:y="10.096cm" chart:style-name="ch6">
              <text:p>Elementos</text:p>
            </chart:title>
            <chart:categories table:cell-range-address="Hoja1.A2:Hoja1.A11"/>
          </chart:axis>
          <chart:axis chart:dimension="y" chart:name="primary-y" chart:style-name="ch7">
            <chart:title svg:x="0.451cm" svg:y="6.163cm" chart:style-name="ch8">
              <text:p>%CPU</text:p>
            </chart:title>
            <chart:grid chart:style-name="ch9" chart:class="major"/>
          </chart:axis>
          <chart:axis chart:dimension="y" chart:name="secondary-y" chart:style-name="ch10">
            <chart:title svg:x="17.052cm" svg:y="6.427cm" chart:style-name="ch8">
              <text:p>Tiempo (s)</text:p>
            </chart:title>
          </chart:axis>
          <chart:series chart:attached-axis="primary-y" chart:style-name="ch11" chart:values-cell-range-address="Hoja1.B2:Hoja1.B11" chart:label-cell-address="Hoja1.B1:Hoja1.B1" chart:class="chart:bar">
            <chart:data-point chart:repeated="10"/>
          </chart:series>
          <chart:series chart:attached-axis="secondary-y" chart:style-name="ch12" chart:values-cell-range-address="Hoja1.B2:Hoja1.B11" chart:label-cell-address="Hoja1.C1:Hoja1.C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Hoja1.B1:Hoja1.B1</svg:desc>
                </draw:g>
              </table:table-cell>
              <table:table-cell office:value-type="string">
                <text:p>C++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A2:Hoja1.A11</svg:desc>
                </draw:g>
              </table:table-cell>
              <table:table-cell office:value-type="float" office:value="2.727">
                <text:p>2.727</text:p>
                <draw:g>
                  <svg:desc>Hoja1.B2:Hoja1.B11</svg:desc>
                </draw:g>
              </table:table-cell>
              <table:table-cell office:value-type="float" office:value="2.727">
                <text:p>2.727</text:p>
                <draw:g>
                  <svg:desc>Hoja1.B2:Hoja1.B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389">
                <text:p>1.389</text:p>
              </table:table-cell>
              <table:table-cell office:value-type="float" office:value="1.389">
                <text:p>1.38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39">
                <text:p>0.939</text:p>
              </table:table-cell>
              <table:table-cell office:value-type="float" office:value="0.939">
                <text:p>0.93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79">
                <text:p>0.479</text:p>
              </table:table-cell>
              <table:table-cell office:value-type="float" office:value="0.479">
                <text:p>0.4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87">
                <text:p>0.487</text:p>
              </table:table-cell>
              <table:table-cell office:value-type="float" office:value="0.487">
                <text:p>0.48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15">
                <text:p>0.615</text:p>
              </table:table-cell>
              <table:table-cell office:value-type="float" office:value="0.615">
                <text:p>0.61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58">
                <text:p>0.558</text:p>
              </table:table-cell>
              <table:table-cell office:value-type="float" office:value="0.558">
                <text:p>0.5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4.992cm" svg:y="0.316cm" chart:style-name="ch2">
          <text:p>Tiempo convolución Windows</text:p>
        </chart:title>
        <chart:legend chart:legend-position="bottom" svg:x="6.164cm" svg:y="8.222cm" style:legend-expansion="wide" chart:style-name="ch3"/>
        <chart:plot-area chart:style-name="ch4" table:cell-range-address="Hoja1.A1:Hoja1.C9" chart:data-source-has-labels="both" svg:x="1.33cm" svg:y="1.275cm" svg:width="14.349cm" svg:height="5.786cm">
          <chartooo:coordinate-region svg:x="2.057cm" svg:y="1.474cm" svg:width="13.528cm" svg:height="4.94cm"/>
          <chart:axis chart:dimension="x" chart:name="primary-x" chart:style-name="ch5" chartooo:axis-type="auto">
            <chartooo:date-scale/>
            <chart:title svg:x="7.918cm" svg:y="7.241cm" chart:style-name="ch6">
              <text:p>Hebras</text:p>
            </chart:title>
            <chart:categories table:cell-range-address="Hoja1.A2:Hoja1.A9"/>
          </chart:axis>
          <chart:axis chart:dimension="y" chart:name="primary-y" chart:style-name="ch5">
            <chart:title svg:x="0.451cm" svg:y="4.979cm" chart:style-name="ch7">
              <text:p>Tiempo (s)</text:p>
            </chart:title>
            <chart:grid chart:style-name="ch8" chart:class="major"/>
          </chart:axis>
          <chart:series chart:style-name="ch9" chart:values-cell-range-address="Hoja1.B2:Hoja1.B9" chart:label-cell-address="Hoja1.B1:Hoja1.B1" chart:class="chart:line">
            <chart:data-point chart:repeated="8"/>
          </chart:series>
          <chart:series chart:style-name="ch10" chart:values-cell-range-address="Hoja1.C2:Hoja1.C9" chart:label-cell-address="Hoja1.C1:Hoja1.C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Hoja1.B1:Hoja1.B1</svg:desc>
                </draw:g>
              </table:table-cell>
              <table:table-cell office:value-type="string">
                <text:p>C++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A2:Hoja1.A9</svg:desc>
                </draw:g>
              </table:table-cell>
              <table:table-cell office:value-type="float" office:value="2.727">
                <text:p>2.727</text:p>
                <draw:g>
                  <svg:desc>Hoja1.B2:Hoja1.B9</svg:desc>
                </draw:g>
              </table:table-cell>
              <table:table-cell office:value-type="float" office:value="3.539">
                <text:p>3.539</text:p>
                <draw:g>
                  <svg:desc>Hoja1.C2:Hoja1.C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389">
                <text:p>1.389</text:p>
              </table:table-cell>
              <table:table-cell office:value-type="float" office:value="1.778">
                <text:p>1.77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39">
                <text:p>0.939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79">
                <text:p>0.479</text:p>
              </table:table-cell>
              <table:table-cell office:value-type="float" office:value="0.909">
                <text:p>0.90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87">
                <text:p>0.487</text:p>
              </table:table-cell>
              <table:table-cell office:value-type="float" office:value="0.922">
                <text:p>0.92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15">
                <text:p>0.615</text:p>
              </table:table-cell>
              <table:table-cell office:value-type="float" office:value="0.909">
                <text:p>0.9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4">
                <text:p>0.64</text:p>
              </table:table-cell>
              <table:table-cell office:value-type="float" office:value="0.903">
                <text:p>0.90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58">
                <text:p>0.558</text:p>
              </table:table-cell>
              <table:table-cell office:value-type="float" office:value="0.9">
                <text:p>0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5.971cm" svg:y="0.316cm" chart:style-name="ch2">
          <text:p>Speed-Up Windows</text:p>
        </chart:title>
        <chart:legend chart:legend-position="bottom" svg:x="6.164cm" svg:y="8.222cm" style:legend-expansion="wide" chart:style-name="ch3"/>
        <chart:plot-area chart:style-name="ch4" table:cell-range-address="Hoja1.A17:Hoja1.C24" chart:data-source-has-labels="both" svg:x="1.33cm" svg:y="1.275cm" svg:width="14.349cm" svg:height="5.786cm">
          <chartooo:coordinate-region svg:x="1.766cm" svg:y="1.474cm" svg:width="13.819cm" svg:height="4.94cm"/>
          <chart:axis chart:dimension="x" chart:name="primary-x" chart:style-name="ch5" chartooo:axis-type="auto">
            <chartooo:date-scale/>
            <chart:title svg:x="7.918cm" svg:y="7.241cm" chart:style-name="ch6">
              <text:p>Hebras</text:p>
            </chart:title>
            <chart:categories table:cell-range-address="Hoja1.A18:Hoja1.A24"/>
          </chart:axis>
          <chart:axis chart:dimension="y" chart:name="primary-y" chart:style-name="ch5">
            <chart:title svg:x="0.451cm" svg:y="4.966cm" chart:style-name="ch7">
              <text:p>Speed-Up</text:p>
            </chart:title>
            <chart:grid chart:style-name="ch8" chart:class="major"/>
          </chart:axis>
          <chart:series chart:style-name="ch9" chart:values-cell-range-address="Hoja1.B18:Hoja1.B24" chart:label-cell-address="Hoja1.B17:Hoja1.B17" chart:class="chart:line">
            <chart:data-point chart:repeated="7"/>
          </chart:series>
          <chart:series chart:style-name="ch10" chart:values-cell-range-address="Hoja1.C18:Hoja1.C24" chart:label-cell-address="Hoja1.C17:Hoja1.C17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Hoja1.B17:Hoja1.B17</svg:desc>
                </draw:g>
              </table:table-cell>
              <table:table-cell office:value-type="string">
                <text:p>C++</text:p>
                <draw:g>
                  <svg:desc>Hoja1.C17:Hoja1.C1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Hoja1.A18:Hoja1.A24</svg:desc>
                </draw:g>
              </table:table-cell>
              <table:table-cell office:value-type="float" office:value="1.963">
                <text:p>1.963</text:p>
                <draw:g>
                  <svg:desc>Hoja1.B18:Hoja1.B24</svg:desc>
                </draw:g>
              </table:table-cell>
              <table:table-cell office:value-type="float" office:value="1.99">
                <text:p>1.99</text:p>
                <draw:g>
                  <svg:desc>Hoja1.C18:Hoja1.C24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904">
                <text:p>2.904</text:p>
              </table:table-cell>
              <table:table-cell office:value-type="float" office:value="2.978">
                <text:p>2.97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.693">
                <text:p>5.693</text:p>
              </table:table-cell>
              <table:table-cell office:value-type="float" office:value="3.893">
                <text:p>3.89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.599">
                <text:p>5.599</text:p>
              </table:table-cell>
              <table:table-cell office:value-type="float" office:value="3.838">
                <text:p>3.83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434">
                <text:p>4.434</text:p>
              </table:table-cell>
              <table:table-cell office:value-type="float" office:value="3.893">
                <text:p>3.89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.26">
                <text:p>4.26</text:p>
              </table:table-cell>
              <table:table-cell office:value-type="float" office:value="3.919">
                <text:p>3.9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887">
                <text:p>4.887</text:p>
              </table:table-cell>
              <table:table-cell office:value-type="float" office:value="3.932">
                <text:p>3.9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